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0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8.5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8.5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start" style:text-autospace="none"/>
      <style:text-properties fo:font-size="36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Ari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816</text:span></text:p>
            <text:p text:style-name="P1"><text:span text:style-name="T2">”</text:span><text:span text:style-name="T2">From All That Dwell Below the Skie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5.321cm" svg:x="1.778cm" svg:y="0.521cm">
          <draw:text-box>
            <text:p text:style-name="P4"><text:span text:style-name="T3">1. </text:span><text:span text:style-name="T4">From all that dwell below the skies</text:span><text:span text:style-name="T4"><text:line-break/></text:span><text:span text:style-name="T4">Let the Creator’s praise arise;</text:span><text:span text:style-name="T4"><text:line-break/></text:span><text:span text:style-name="T4">Alleluia, allelui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384cm" svg:height="7.011cm" svg:x="1.778cm" svg:y="0.508cm">
          <draw:text-box>
            <text:p text:style-name="P4"><text:span text:style-name="T4">Let the Redeemer’s name be sung</text:span><text:span text:style-name="T4"><text:line-break/></text:span><text:span text:style-name="T4">Through ev’ry land by ev’ry tongue.</text:span><text:span text:style-name="T4"><text:line-break/></text:span><text:span text:style-name="T4">Alleluia, alleluia!</text:span><text:span text:style-name="T4"><text:line-break/></text:span><text:span text:style-name="T4">Alleluia, alleluia, allelui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5.321cm" svg:x="1.802cm" svg:y="0.392cm">
          <draw:text-box>
            <text:p text:style-name="P6"><text:span text:style-name="T5">2. </text:span><text:span text:style-name="T6">Eternal are Thy mercies, Lord;</text:span><text:span text:style-name="T6"><text:line-break/></text:span><text:span text:style-name="T6">Eternal truth attends Thy Word.</text:span><text:span text:style-name="T6"><text:line-break/></text:span><text:span text:style-name="T6">Alleluia, allelui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5" draw:text-style-name="P9" draw:layer="layout" svg:width="25.4cm" svg:height="7.112cm" svg:x="1.363cm" svg:y="0.454cm">
          <draw:text-box>
            <text:p text:style-name="P8"><text:span text:style-name="T7">Thy praise shall sound from shore to shore</text:span><text:span text:style-name="T6"><text:line-break/></text:span><text:span text:style-name="T6">Till suns shall rise and set no more.</text:span><text:span text:style-name="T6"><text:line-break/></text:span><text:span text:style-name="T6">Alleluia, alleluia!</text:span><text:span text:style-name="T6"><text:line-break/></text:span><text:span text:style-name="T6">Alleluia, alleluia, allelui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6" draw:text-style-name="P10" draw:layer="layout" svg:width="24.638cm" svg:height="5.842cm" svg:x="1.524cm" svg:y="0.508cm">
          <draw:text-box>
            <text:p text:style-name="P6"><text:span text:style-name="T5">3. </text:span><text:span text:style-name="T6">All praise to God the Father be,</text:span><text:span text:style-name="T6"><text:line-break/></text:span><text:span text:style-name="T6">All praise, eternal Son, to Thee.</text:span><text:span text:style-name="T6"><text:line-break/></text:span><text:span text:style-name="T6">Alleluia, allelui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7" draw:text-style-name="P10" draw:layer="layout" svg:width="24.706cm" svg:height="10.771cm" svg:x="1.503cm" svg:y="0.508cm">
          <draw:text-box>
            <text:p text:style-name="P6"><text:span text:style-name="T6">Whom with the Spirit we adore</text:span><text:span text:style-name="T6"><text:line-break/></text:span><text:span text:style-name="T6">Forever and forevermore:</text:span><text:span text:style-name="T6"><text:line-break/></text:span><text:span text:style-name="T6">Alleluia, alleluia!</text:span><text:span text:style-name="T6"><text:line-break/></text:span><text:span text:style-name="T6">Alleluia, alleluia, alleluia!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9"><text:s text:c="12"/></text:span><text:span text:style-name="T9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4:29:13.338000000</meta:creation-date>
    <dc:title>bluwht blank</dc:title>
    <meta:editing-duration>PT8M47S</meta:editing-duration>
    <meta:editing-cycles>6</meta:editing-cycles>
    <meta:generator>LibreOffice/6.1.5.2$Windows_X86_64 LibreOffice_project/90f8dcf33c87b3705e78202e3df5142b201bd805</meta:generator>
    <dc:date>2019-04-25T11:27:41.035000000</dc:date>
    <meta:document-statistic meta:object-count="53"/>
  </office:meta>
</office:document-meta>
</file>